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00000040EFA58363B6598F2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20.154cm" svg:height="13.617cm" draw:z-index="0"><draw:image xlink:href="Pictures/10000001000006000000040EFA58363B6598F2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4:49:43.393563602</meta:creation-date>
    <dc:date>2023-11-01T14:50:48.424961860</dc:date>
    <meta:editing-duration>PT1M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